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Concrete" svg:font-family="'CMU Concrete'" style:font-pitch="variable"/>
    <style:font-face style:name="CMU Sans Serif2" svg:font-family="'CMU Sans Serif'" style:font-pitch="variable"/>
    <style:font-face style:name="Liberation Serif1" svg:font-family="'Liberation Serif'" style:font-pitch="variable"/>
    <style:font-face style:name="CMU Sans Serif" svg:font-family="'CMU Sans Serif'" style:font-family-generic="roman" style:font-pitch="variable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1" svg:font-family="'CMU Sans Serif'" style:font-family-generic="swiss" style:font-pitch="variable"/>
    <style:font-face style:name="CMU Serif1" svg:font-family="'CMU Serif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2.846cm"/>
    </style:style>
    <style:style style:name="gr4" style:family="graphic" style:parent-style-name="standard">
      <style:graphic-properties svg:stroke-width="0.102cm" svg:stroke-color="#ff420e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02cm" svg:stroke-color="#ff3333" draw:marker-start-width="0.352cm" draw:marker-end-width="0.352cm" draw:fill="none" draw:textarea-vertical-align="middle" fo:padding-top="0.175cm" fo:padding-bottom="0.175cm" fo:padding-left="0.3cm" fo:padding-right="0.3cm"/>
    </style:style>
    <style:style style:name="gr6" style:family="graphic">
      <style:graphic-properties svg:stroke-width="0.102cm" svg:stroke-color="#ff420e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>
      <style:graphic-properties svg:stroke-width="0.102cm" svg:stroke-color="#3333ff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02cm" svg:stroke-color="#6666ff" draw:marker-start-width="0.352cm" draw:marker-end-width="0.352cm" draw:fill="none" draw:textarea-vertical-align="middle" fo:padding-top="0.175cm" fo:padding-bottom="0.175cm" fo:padding-left="0.3cm" fo:padding-right="0.3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style:font-name="CMU Serif"/>
    </style:style>
    <style:style style:name="P2" style:family="paragraph">
      <style:paragraph-properties fo:text-align="center"/>
    </style:style>
    <style:style style:name="P3" style:family="paragraph">
      <style:paragraph-properties fo:line-height="150%"/>
    </style:style>
    <style:style style:name="P4" style:family="paragraph">
      <style:text-properties fo:font-size="20pt"/>
    </style:style>
    <style:style style:name="P5" style:family="paragraph">
      <style:text-properties style:font-name="CMU Sans Serif1"/>
    </style:style>
    <style:style style:name="P6" style:family="paragraph">
      <style:paragraph-properties fo:text-align="justify"/>
      <style:text-properties fo:font-size="28pt"/>
    </style:style>
    <style:style style:name="P7" style:family="paragraph">
      <style:paragraph-properties fo:text-align="justify"/>
      <style:text-properties style:font-name="CMU Sans Serif1" fo:font-size="28pt" style:font-size-asian="28pt" style:font-size-complex="28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paragraph-properties fo:line-height="100%"/>
      <style:text-properties fo:font-size="28pt" style:font-size-asian="28pt" style:font-size-complex="28pt"/>
    </style:style>
    <style:style style:name="P10" style:family="paragraph">
      <style:text-properties style:font-name="CMU Sans Serif1" fo:font-size="28pt" style:font-size-asian="28pt" style:font-size-complex="28pt"/>
    </style:style>
    <style:style style:name="P11" style:family="paragraph">
      <style:paragraph-properties fo:text-align="justify"/>
    </style:style>
    <style:style style:name="P12" style:family="paragraph">
      <style:paragraph-properties fo:text-align="justify"/>
      <style:text-properties style:font-name="CMU Concrete"/>
    </style:style>
    <style:style style:name="T1" style:family="text">
      <style:text-properties style:font-name="CMU Serif"/>
    </style:style>
    <style:style style:name="T2" style:family="text">
      <style:text-properties style:font-name="CMU Sans Serif1" fo:font-size="28pt" style:font-size-asian="28pt" style:font-size-complex="28pt"/>
    </style:style>
    <style:style style:name="T3" style:family="text">
      <style:text-properties style:font-name="CMU Sans Serif1" fo:font-size="20pt" style:font-size-asian="20pt" style:font-size-complex="20pt"/>
    </style:style>
    <style:style style:name="T4" style:family="text">
      <style:text-properties style:font-name="CMU Sans Serif1"/>
    </style:style>
    <style:style style:name="T5" style:family="text">
      <style:text-properties style:font-name="CMU Sans Serif1" fo:font-size="32pt" style:font-size-asian="32pt" style:font-size-complex="32pt"/>
    </style:style>
    <style:style style:name="T6" style:family="text">
      <style:text-properties style:font-name="CMU Concrete"/>
    </style:style>
    <style:style style:name="T7" style:family="text">
      <style:text-properties fo:color="#808080" style:font-name="CMU Concret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693cm" svg:x="1.4cm" svg:y="7.744cm" presentation:class="title" presentation:user-transformed="true">
          <draw:text-box>
            <text:p><text:span text:style-name="T1">Applications of AI Planning:</text:span><text:span text:style-name="T1"><text:line-break/></text:span><text:span text:style-name="T1">Story Telling</text:span></text:p>
          </draw:text-box>
        </draw:frame>
        <draw:custom-shape draw:style-name="gr1" draw:text-style-name="P2" draw:layer="layout" svg:width="26.416cm" svg:height="1.778cm" svg:x="1.016cm" svg:y="2.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eface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 text:style-name="P3">Application areas: strucutural similarity</text:p>
              </text:list-item>
              <text:list-item>
                <text:p text:style-name="P3">Story: sequence of character actions</text:p>
              </text:list-item>
              <text:list-item>
                <text:p text:style-name="P3">Benefit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eface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 text:style-name="P3">Application areas: strucutural similarity</text:p>
              </text:list-item>
              <text:list-item>
                <text:p text:style-name="P3">Story: sequence of character actions</text:p>
              </text:list-item>
              <text:list-item>
                <text:p text:style-name="P3">Benefit?</text:p>
                <text:list>
                  <text:list-item>
                    <text:p text:style-name="P3">when creating something ne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ory world modeling</text:p>
              </text:list-item>
              <text:list-item>
                <text:p>Differences to classical planning</text:p>
              </text:list-item>
              <text:list-item>
                <text:p>Concrete Approaches</text:p>
                <text:list>
                  <text:list-item>
                    <text:p>Fabula</text:p>
                  </text:list-item>
                  <text:list-item>
                    <text:p>Discourse</text:p>
                  </text:list-item>
                </text:list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ory world model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n a basic level</text:p>
                <text:p/>
                <text:list>
                  <text:list-header>
                    <text:p>Attributes of main characters <text:tab/>→ <text:tab/>Predicates</text:p>
                    <text:p><text:line-break/>Actions of main characters<text:tab/><text:tab/>→<text:tab/> <text:tab/>Operators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ory world model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n a basic level</text:p>
              </text:list-item>
            </text:list>
          </draw:text-box>
        </draw:frame>
        <draw:frame draw:style-name="gr3" draw:text-style-name="P7" draw:layer="layout" svg:width="24.118cm" svg:height="5.946cm" svg:x="2.086cm" svg:y="8.416cm">
          <draw:text-box>
            <text:p text:style-name="P6"><text:span text:style-name="T2">“</text:span><text:span text:style-name="T2">In a fictional world with a continent named Westeros, the highborn refugee Viserys sold his younger sister Daenerys to a warlord in exchange for the warlord’s army. He used the army to conquer Westeros and become its king.”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ory world model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n a basic level</text:p>
              </text:list-item>
            </text:list>
          </draw:text-box>
        </draw:frame>
        <draw:frame draw:style-name="gr3" draw:text-style-name="P7" draw:layer="layout" svg:width="24.118cm" svg:height="5.946cm" svg:x="2.086cm" svg:y="8.416cm">
          <draw:text-box>
            <text:p text:style-name="P6"><text:span text:style-name="T2">“</text:span><text:span text:style-name="T2">In a fictional world with a continent named Westeros, the highborn refugee Viserys sold his younger sister Daenerys to a warlord in exchange for the warlord’s army. He used the army to conquer Westeros and become its king.”</text:span></text:p>
          </draw:text-box>
        </draw:frame>
        <draw:custom-shape draw:style-name="gr4" draw:text-style-name="P2" draw:layer="layout" svg:width="3.401cm" svg:height="1.195cm" svg:x="12.021cm" svg:y="9.64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2.132cm" svg:y1="13.078cm" svg:x2="4.572cm" svg:y2="13.078cm">
          <text:p/>
        </draw:line>
        <draw:line draw:style-name="gr5" draw:text-style-name="P2" draw:layer="layout" svg:x1="6.945cm" svg:y1="14.288cm" svg:x2="9.046cm" svg:y2="14.262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ory world model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n a basic level</text:p>
              </text:list-item>
            </text:list>
          </draw:text-box>
        </draw:frame>
        <draw:frame draw:style-name="gr3" draw:text-style-name="P7" draw:layer="layout" svg:width="24.118cm" svg:height="5.946cm" svg:x="2.086cm" svg:y="8.416cm">
          <draw:text-box>
            <text:p text:style-name="P6"><text:span text:style-name="T2">“</text:span><text:span text:style-name="T2">In a fictional world with a continent named Westeros, the highborn refugee Viserys sold his younger sister Daenerys to a warlord in exchange for the warlord’s army. He used the army to conquer Westeros and become its king.”</text:span></text:p>
          </draw:text-box>
        </draw:frame>
        <draw:custom-shape draw:style-name="gr6" draw:text-style-name="P2" draw:layer="Layout" svg:width="3.401cm" svg:height="1.195cm" svg:x="12.021cm" svg:y="9.6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07cm" svg:height="1.195cm" svg:x="2.179cm" svg:y="10.835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2.132cm" svg:y1="13.078cm" svg:x2="4.572cm" svg:y2="13.078cm">
          <text:p/>
        </draw:line>
        <draw:line draw:style-name="gr5" draw:text-style-name="P2" draw:layer="layout" svg:x1="6.945cm" svg:y1="14.288cm" svg:x2="9.046cm" svg:y2="14.262cm">
          <text:p/>
        </draw:line>
        <draw:line draw:style-name="gr8" draw:text-style-name="P2" draw:layer="layout" svg:x1="15.723cm" svg:y1="10.768cm" svg:x2="17.526cm" svg:y2="10.768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ory world modeling</text:p>
          </draw:text-box>
        </draw:frame>
        <draw:frame presentation:style-name="pr4" draw:text-style-name="P10" draw:layer="layout" svg:width="25.199cm" svg:height="13.374cm" svg:x="1.4cm" svg:y="4.914cm" presentation:class="outline" presentation:user-transformed="true">
          <draw:text-box>
            <text:list text:style-name="L2">
              <text:list-item>
                <text:p text:style-name="P8"><text:span text:style-name="T2">A = { V-army , V-king , D-sold }</text:span><text:span text:style-name="T2"><text:line-break/></text:span><text:span text:style-name="T3"> </text:span></text:p>
              </text:list-item>
              <text:list-item>
                <text:p text:style-name="P9"><text:span text:style-name="T2">O = { V-sell-D , V-conquer-W }</text:span></text:p>
                <text:list>
                  <text:list-item>
                    <text:p><text:span text:style-name="T2">V-sell-D = ⟨ ¬V-army ∧ ¬D-sold , V-army ∧ D-sold ⟩</text:span></text:p>
                  </text:list-item>
                  <text:list-item>
                    <text:p><text:span text:style-name="T2">V-conquer-W = ⟨ V-army ∧ ¬V-king , V-king ⟩</text:span><text:span text:style-name="T2"><text:line-break/></text:span><text:span text:style-name="T3"> </text:span></text:p>
                  </text:list-item>
                </text:list>
              </text:list-item>
              <text:list-item>
                <text:p text:style-name="P9"><text:span text:style-name="T2">I = ¬V-army ∧ ¬V-king ∧ ¬D-sold</text:span><text:span text:style-name="T2"><text:line-break/></text:span><text:span text:style-name="T3"> </text:span></text:p>
              </text:list-item>
              <text:list-item>
                <text:p text:style-name="P9"><text:span text:style-name="T2">γ = V-kin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ory world model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n a basic leve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ory world modeling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More sophisticate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ory world modeling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More sophisticated</text:span></text:p>
                <text:list>
                  <text:list-item>
                    <text:p><text:span text:style-name="T5">Story variations</text:span></text:p>
                  </text:list-item>
                  <text:list-item>
                    <text:p><text:span text:style-name="T5">Interactivity</text:span></text:p>
                  </text:list-item>
                  <text:list-item>
                    <text:p><text:span text:style-name="T5">Planning of story</text:span><text:span text:style-name="T5"><text:line-break/></text:span><text:span text:style-name="T5">structures based on world rule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ifferences to classical plann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imilar on basic level</text:p>
              </text:list-item>
              <text:list-item>
                <text:p>More sophistication → differences → challenges</text:p>
                <text:list>
                  <text:list-item>
                    <text:p>Shortness</text:p>
                  </text:list-item>
                  <text:list-item>
                    <text:p>Interestingness, etc.</text:p>
                  </text:list-item>
                </text:list>
              </text:list-item>
              <text:list-item>
                <text:p>Specialized planners</text:p>
              </text:list-item>
              <text:list-item>
                <text:p>I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rete approach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abula</text:p>
                <text:list>
                  <text:list-item>
                    <text:p>explanation</text:p>
                  </text:list-item>
                </text:list>
              </text:list-item>
              <text:list-item>
                <text:p>Discourse</text:p>
                <text:list>
                  <text:list-item>
                    <text:p>explan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lanning a fabul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abula</text:p>
              </text:list-item>
              <text:list-item>
                <text:p>Origin, compilations</text:p>
              </text:list-item>
              <text:list-item>
                <text:p>intentionalit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lanning a discours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iscourse</text:p>
              </text:list-item>
              <text:list-item>
                <text:p>IS</text:p>
              </text:list-item>
              <text:list-item>
                <text:p>narrative control knowledg + PoV</text:p>
              </text:list-item>
              <text:list-item>
                <text:p>Decomposi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pproachable on different levels</text:p>
              </text:list-item>
              <text:list-item>
                <text:p>Specialized planners vs. modeling</text:p>
              </text:list-item>
              <text:list-item>
                <text:p>IS future bleh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urces</text:p>
          </draw:text-box>
        </draw:frame>
        <draw:frame presentation:style-name="pr4" draw:text-style-name="P12" draw:layer="layout" svg:width="24.762cm" svg:height="12.179cm" svg:x="1.4cm" svg:y="4.914cm" presentation:class="outline" presentation:user-transformed="true">
          <draw:text-box>
            <text:list text:style-name="L2">
              <text:list-item>
                <text:p text:style-name="P11"><text:span text:style-name="T6">Julie Porteous, Marc Cavazza, and Fred Charles. Applying planning to interactive storytelling: Narrative control using state constraints. </text:span><text:span text:style-name="T7">ACM Trans. Intell. Syst. Technol., 1(2):10:1–10:21, 2010.</text:span></text:p>
              </text:list-item>
              <text:list-item>
                <text:p text:style-name="P11"><text:span text:style-name="T6">M.O. Riedl and R.M. Young. An intent-driven planner for multi-agent story generation. </text:span><text:span text:style-name="T7">In Autonomous Agents and Multiagent Systems, 2004. AAMAS 2004. Proceedings of the Third International Joint Conference on, pages 186–193, July 2004.</text:span></text:p>
              </text:list-item>
              <text:list-item>
                <text:p text:style-name="P11"><text:span text:style-name="T6">S.B. Chatman. Story and Discourse: Narrative Structure in Fiction and Film. </text:span><text:span text:style-name="T7">Cornell Paperbacks. Cornell University Press, 1980.</text:span></text:p>
              </text:list-item>
              <text:list-item>
                <text:p text:style-name="P11"><text:span text:style-name="T6">D. Herman, M. Jahn, and M.L. Ryan. Routledge Encyclopedia of Narrative Theory. </text:span><text:span text:style-name="T7">Taylor &amp; Francis, 2010.</text:span></text:p>
              </text:list-item>
              <text:list-item>
                <text:p text:style-name="P11"><text:span text:style-name="T6">Patrik Haslum. Narrative planning: Compilations to classical planning. </text:span><text:span text:style-name="T7">Journal of Artificial Intelligence Research, 44:383–395, 2012.</text:span></text:p>
              </text:list-item>
              <text:list-item>
                <text:p text:style-name="P11"><text:span text:style-name="T6">Mark O. Riedl and R. Michael Young. Narrative planning: Balancing plot and character. </text:span><text:span text:style-name="T7">Journal of Artificial Intelligence Research, 39(1):217–268, September 2010.</text:span></text:p>
              </text:list-item>
              <text:list-item>
                <text:p text:style-name="P11"><text:span text:style-name="T6">Alfonso E. Gerevini, Patrik Haslum, Derek Long, Alessandro Saetti, and Yannis Dimopoulos. Deterministic planning in the fifth international planning competition: PDDL3 and experimental evaluation of the planners. </text:span><text:span text:style-name="T7">Artificial Intelligence, 173(5–6):619 – 668, 2009.</text:span></text:p>
              </text:list-item>
              <text:list-item>
                <text:p text:style-name="P11"><text:span text:style-name="T6">Stephen Ware, R. Young, Christian Stith, and Phillip Wright. Interactive narrative planning in the best laid plans. </text:span><text:span text:style-name="T7">AAAI Conference on Artificial Intelligence, 2015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MU Concrete" svg:font-family="'CMU Concrete'" style:font-pitch="variable"/>
    <style:font-face style:name="CMU Sans Serif2" svg:font-family="'CMU Sans Serif'" style:font-pitch="variable"/>
    <style:font-face style:name="Liberation Serif1" svg:font-family="'Liberation Serif'" style:font-pitch="variable"/>
    <style:font-face style:name="CMU Sans Serif" svg:font-family="'CMU Sans Serif'" style:font-family-generic="roman" style:font-pitch="variable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1" svg:font-family="'CMU Sans Serif'" style:font-family-generic="swiss" style:font-pitch="variable"/>
    <style:font-face style:name="CMU Serif1" svg:font-family="'CMU Serif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CMU Sans Serif1" fo:font-family="'CMU Sans Serif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MU Sans Serif1" fo:font-family="'CMU Sans Serif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CMU Sans Serif1" fo:font-family="'CMU Sans Serif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MU Sans Serif1" fo:font-family="'CMU Sans Serif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MU Sans Serif1" fo:font-family="'CMU Sans Serif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MU Sans Serif1" fo:font-family="'CMU Sans Serif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MU Sans Serif1" fo:font-family="'CMU Sans Serif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MU Serif" fo:font-family="'CMU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svg:stroke-color="#333333" draw:fill="none" draw:textarea-vertical-align="middle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MU Concret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4" draw:layer="backgroundobjects" svg:width="17.181cm" svg:height="0.767cm" svg:x="0.853cm" svg:y="19.812cm" presentation:class="footer">
        <draw:text-box>
          <text:p text:style-name="MP3"><text:span text:style-name="MT1">Seminar: Advanced Topics in </text:span><text:span text:style-name="MT2">AI</text:span><text:span text:style-name="MT1"> Planning <text:s/>| <text:s/>SS 2015 <text:s/>| <text:s/>Tarek Saier</text:span></text:p>
        </draw:text-box>
      </draw:frame>
      <draw:frame presentation:style-name="Mpr1" draw:text-style-name="MP2" draw:layer="backgroundobjects" svg:width="6.523cm" svg:height="0.767cm" svg:x="20.076cm" svg:y="19.812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2" draw:text-style-name="MP5" draw:layer="backgroundobjects" svg:x1="2.032cm" svg:y1="3.556cm" svg:x2="25.908cm" svg:y2="3.556cm">
        <text:p/>
      </draw:lin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6T12:28:08.292475854</meta:creation-date>
    <dc:date>2015-07-07T23:12:28.585183926</dc:date>
    <meta:editing-duration>PT1H35M29S</meta:editing-duration>
    <meta:editing-cycles>12</meta:editing-cycles>
    <meta:generator>LibreOffice/4.2.8.2$Linux_X86_64 LibreOffice_project/420m0$Build-2</meta:generator>
    <meta:document-statistic meta:object-count="104"/>
  </office:meta>
</office:document-meta>
</file>